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ventProcessorReturningEventInfos.BSFEventProcessorReturningEventInfos( BSFEngine engine , BSFManager manager , String filter , String source , int lineNo , int columnNo , Object script , Object dataFromScripting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FEventProcessorReturningEventInfos.processEvent( String inFilter , Object [ ] ev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SFEventProcessorReturningEventInfos.processExceptionableEvent( String inFilter , Object [ ] ev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